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0a533" officeooo:paragraph-rsid="0010a533"/>
    </style:style>
    <style:style style:name="P2" style:family="paragraph" style:parent-style-name="Standard">
      <style:paragraph-properties fo:line-height="150%"/>
      <style:text-properties officeooo:paragraph-rsid="0010a533"/>
    </style:style>
    <style:style style:name="T1" style:family="text">
      <style:text-properties officeooo:rsid="0010a5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de Plano de Trabalho</text:p>
      <text:p text:style-name="P2"/>
      <text:p text:style-name="P2">PLANO DE TRABALHO PARA SELEÇÃO AO MESTRADO PROFISSIONAL EM ENGENHARIA DE SISTEMAS E PRODUTOS </text:p>
      <text:p text:style-name="P2"/>
      <text:p text:style-name="P2">TÍTULO: XXXX </text:p>
      <text:p text:style-name="P2"/>
      <text:p text:style-name="P2">NOME DO CANDIDATO: <text:span text:style-name="T1">Sergio Daniel Navarro López</text:span></text:p>
      <text:p text:style-name="P2"/>
      <text:p text:style-name="P2">LINHA DE PESQUISA: ( ) Sistemas e Produtos Biomédicos (<text:span text:style-name="T1">x</text:span>) Sistemas e Produtos Computacionais, de Controle e Comunicação (Deve-se utilizar fonte Arial tamanho 12 para todo o texto, com espaço 1,5, entre linhas.) </text:p>
      <text:p text:style-name="P2"/>
      <text:p text:style-name="P2">1. Introdução</text:p>
      <text:p text:style-name="P1"/>
      <text:p text:style-name="P1">Problema: extinção das abelhas a nivel mundial. Eficiencia na manipulaçao das colmeias na extração de produtos derivados.</text:p>
      <text:p text:style-name="P1"/>
      <text:p text:style-name="P2">Faça uma pesquisa bibliográfica prévia para mostrar o histórico do problema, o que já foi pesquisado e onde estão as lacunas para investigação. Introduza sua provável contribuição a ser obtida ao término do projeto de pesquisa de mestrado.</text:p>
      <text:p text:style-name="P2"/>
      <text:p text:style-name="P2"/>
      <text:p text:style-name="P2">2. Justificativa</text:p>
      <text:p text:style-name="P2"/>
      <text:p text:style-name="P2">Justificativa da razão da escolha do tema, sua relevância, viabilidade e integração com as linhas de pesquisa do PPGESP.</text:p>
      <text:p text:style-name="P2"/>
      <text:p text:style-name="P1">Extinção das abelhas e seu papel na polinização. Relevancia ao medio ambiante, apicultura, economias familiares. Envolve conceitos de IoT, sensores, computaçao e processamento de sinais.</text:p>
      <text:p text:style-name="P2"/>
      <text:p text:style-name="P2"/>
      <text:p text:style-name="P2">3. Objetivos Geral e Específicos Descreva o objetivo geral de sua proposta de pesquisa. Evidencie, através de objetivos específicos, o que deve ser investigado/trabalhado para se atingir o objetivo geral.</text:p>
      <text:p text:style-name="P2"/>
      <text:p text:style-name="P2">4. Método Descreva como você pretende desenvolver o trabalho. Serão utilizadas simulações? Será implantado um protótipo para validação experimental? Como você espera alcançar os resultados de <text:soft-page-break/>seu Trabalho de Conclusão de Curso? Você deve escrever como será o procedimento para conduzir seu trabalho de pesquisa.</text:p>
      <text:p text:style-name="P2"/>
      <text:p text:style-name="P2">5. Resultados esperados Explicite qual será a utilidade da pesquisa, a quem deverá importar os resultados, o que será produzido e o que se espera, enfim, com a elaboração do seu trabalho.</text:p>
      <text:p text:style-name="P2"/>
      <text:p text:style-name="P2">6. Referências Bibliográficas Relacione os livros, artigos ou outras fontes que foram consultadas para a elaboração da proposta. Todas as referências devem ser citadas no projeto nos itens 1 e/ou 2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2:47:34.035661354</meta:creation-date>
    <dc:date>2018-04-06T12:54:16.848335884</dc:date>
    <meta:editing-duration>PT6M44S</meta:editing-duration>
    <meta:editing-cycles>1</meta:editing-cycles>
    <meta:document-statistic meta:table-count="0" meta:image-count="0" meta:object-count="0" meta:page-count="2" meta:paragraph-count="15" meta:word-count="302" meta:character-count="1985" meta:non-whitespace-character-count="1695"/>
    <meta:generator>LibreOffice/6.0.2.1.0$Linux_X86_64 LibreOffice_project/00m0$Build-1</meta:generator>
  </office:meta>
</office:document-meta>
</file>